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center" draw:textarea-vertical-align="top" draw:auto-grow-height="false" fo:min-height="8.132cm" fo:min-width="8.644cm"/>
    </style:style>
    <style:style style:name="gr2" style:family="graphic" style:parent-style-name="standard">
      <style:graphic-properties svg:stroke-color="#000000" draw:fill-color="#ffffff" draw:textarea-horizontal-align="center" draw:textarea-vertical-align="middle" draw:auto-grow-height="false" fo:min-height="0.512cm" fo:min-width="0.77cm"/>
    </style:style>
    <style:style style:name="gr3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5.342cm"/>
    </style:style>
    <style:style style:name="gr4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4.072cm"/>
    </style:style>
    <style:style style:name="gr5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2.04cm"/>
    </style:style>
    <style:style style:name="gr6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3.818cm"/>
    </style:style>
    <style:style style:name="gr7" style:family="graphic" style:parent-style-name="objectwithoutfill">
      <style:graphic-properties svg:stroke-width="0.102cm" svg:stroke-color="#c0c0c0" draw:marker-start-width="0.509cm" draw:marker-end="Arrow" draw:marker-end-width="0.203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c0c0c0" draw:marker-start="Arrow" draw:marker-start-width="0.203cm" draw:marker-end="Arrow" draw:marker-end-width="0.203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04cm"/>
    </style:style>
    <style:style style:name="gr10" style:family="graphic" style:parent-style-name="objectwithoutfill">
      <style:graphic-properties svg:stroke-width="0.102cm" svg:stroke-color="#c0c0c0" draw:marker-start="Arrow" draw:marker-start-width="0.203cm" draw:marker-end-width="0.509cm" draw:fill="none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102cm" svg:stroke-color="#000000" draw:marker-start="Arrow" draw:marker-start-width="0.203cm" draw:marker-end="" draw:marker-end-width="0.203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svg:stroke-color="#000000" draw:fill-color="#ffffff" draw:textarea-horizontal-align="right" draw:textarea-vertical-align="top" draw:auto-grow-height="false" fo:min-height="4.322cm" fo:min-width="6.358cm"/>
    </style:style>
    <style:style style:name="gr13" style:family="graphic" style:parent-style-name="objectwithoutfill">
      <style:graphic-properties svg:stroke-width="0.102cm" draw:marker-start="Arrow" draw:marker-start-width="0.203cm" draw:marker-end="Arrow" draw:marker-end-width="0.203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-width="0.509cm" draw:marker-end="Arrow" draw:marker-end-width="0.203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color="#000000" draw:fill-color="#ffffff" draw:textarea-horizontal-align="left" draw:textarea-vertical-align="top" draw:auto-grow-height="false" fo:min-height="4.322cm" fo:min-width="6.358cm"/>
    </style:style>
    <style:style style:name="gr16" style:family="graphic" style:parent-style-name="objectwithoutfill">
      <style:graphic-properties svg:stroke-width="0.102cm" draw:marker-start="Arrow" draw:marker-start-width="0.203cm" draw:marker-end="" draw:marker-end-width="0.203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svg:stroke-color="#000000" draw:fill-color="#ffffff" draw:textarea-horizontal-align="left" draw:textarea-vertical-align="top" draw:auto-grow-height="false" fo:min-height="2.29cm" fo:min-width="3.818cm"/>
    </style:style>
    <style:style style:name="gr18" style:family="graphic" style:parent-style-name="objectwithoutfill">
      <style:graphic-properties svg:stroke-width="0.102cm" svg:stroke-color="#808080" draw:marker-start-width="0.509cm" draw:marker-end="Arrow" draw:marker-end-width="0.203cm" draw:fill="none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svg:stroke-color="#000000" draw:fill-color="#ffffff" draw:textarea-horizontal-align="left" draw:textarea-vertical-align="top" draw:auto-grow-height="false" fo:min-height="3.56cm" fo:min-width="8.136cm"/>
    </style:style>
    <style:style style:name="gr20" style:family="graphic" style:parent-style-name="standard">
      <style:graphic-properties svg:stroke-color="#000000" draw:fill-color="#ffffff" draw:textarea-horizontal-align="left" draw:textarea-vertical-align="top" draw:auto-grow-height="false" fo:min-height="2.29cm" fo:min-width="6.358cm"/>
    </style:style>
    <style:style style:name="gr21" style:family="graphic" style:parent-style-name="objectwithoutfill">
      <style:graphic-properties draw:stroke="dash" draw:stroke-dash="Ultrafine_20_Dashed" svg:stroke-width="0.102cm" svg:stroke-color="#000000" draw:marker-start="Arrow" draw:marker-start-width="0.203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MU Seri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CMU Serif" fo:font-size="12pt" style:font-size-asian="12pt" style:font-size-complex="12pt"/>
    </style:style>
    <style:style style:name="T1" style:family="text">
      <style:text-properties style:font-name="CMU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144cm" svg:height="8.382cm" svg:x="10.652cm" svg:y="10.144cm">
          <text:p text:style-name="P1"><text:span text:style-name="T1">M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0.762cm" svg:x="11.16cm" svg:y="12.176cm">
          <text:p text:style-name="P1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42cm" svg:height="1.27cm" draw:transform="rotate (-1.5707963267949) translate (14.716cm 12.176cm)">
          <text:p text:style-name="P1"><text:span text:style-name="T1">Instruction 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572cm" svg:height="1.27cm" draw:transform="rotate (-1.5707963267949) translate (17.002cm 13.446cm)">
          <text:p text:style-name="P1"><text:span text:style-name="T1">Scratchpa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4cm" svg:height="1.27cm" draw:transform="rotate (-1.5707963267949) translate (19.288cm 12.176cm)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0.762cm" svg:x="18.018cm" svg:y="10.652cm">
          <text:p text:style-name="P1"><text:span text:style-name="T1">CC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318cm" svg:height="1.27cm" draw:transform="rotate (-1.5707963267949) translate (12.43cm 13.7cm)">
          <text:p text:style-name="P1"><text:span text:style-name="T1">Program Memory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2.43cm" svg:y1="15.859cm" svg:x2="13.446cm" svg:y2="15.859cm">
          <text:p/>
        </draw:line>
        <draw:line draw:style-name="gr7" draw:text-style-name="P3" draw:layer="layout" svg:x1="11.795cm" svg:y1="12.938cm" svg:x2="11.795cm" svg:y2="13.7cm">
          <text:p/>
        </draw:line>
        <draw:line draw:style-name="gr7" draw:text-style-name="P3" draw:layer="layout" svg:x1="14.716cm" svg:y1="15.732cm" svg:x2="15.732cm" svg:y2="15.732cm">
          <text:p/>
        </draw:line>
        <draw:line draw:style-name="gr8" draw:text-style-name="P3" draw:layer="layout" svg:x1="17.002cm" svg:y1="14.081cm" svg:x2="18.018cm" svg:y2="14.081cm">
          <text:p/>
        </draw:line>
        <draw:line draw:style-name="gr7" draw:text-style-name="P3" draw:layer="layout" svg:x1="14.716cm" svg:y1="12.557cm" svg:x2="18.018cm" svg:y2="12.557cm">
          <text:p/>
        </draw:line>
        <draw:line draw:style-name="gr8" draw:text-style-name="P3" draw:layer="layout" svg:x1="18.653cm" svg:y1="11.414cm" svg:x2="18.653cm" svg:y2="12.176cm">
          <text:p/>
        </draw:line>
        <draw:custom-shape draw:style-name="gr9" draw:text-style-name="P4" draw:layer="layout" svg:width="2.54cm" svg:height="1.27cm" draw:transform="rotate (-1.5707963267949) translate (19.288cm 15.478cm)">
          <text:p text:style-name="P1"><text:span text:style-name="T1">RF Interface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2.43cm" svg:y1="12.557cm" svg:x2="13.446cm" svg:y2="12.557cm">
          <text:p/>
        </draw:line>
        <draw:line draw:style-name="gr8" draw:text-style-name="P3" draw:layer="layout" svg:x1="17.002cm" svg:y1="16.748cm" svg:x2="18.018cm" svg:y2="16.748cm">
          <text:p/>
        </draw:line>
        <draw:polyline draw:style-name="gr11" draw:text-style-name="P3" draw:layer="layout" svg:width="4.931cm" svg:height="0.993cm" draw:transform="rotate (-1.77831597485702) translate (11.1601130322141cm 12.5570237990204cm)" svg:viewBox="0 0 4932 994" draw:points="0,0 209,994 4932,0">
          <text:p/>
        </draw:polyline>
        <draw:custom-shape draw:style-name="gr12" draw:text-style-name="P2" draw:layer="layout" svg:width="6.858cm" svg:height="4.572cm" svg:x="20.558cm" svg:y="13.954cm">
          <text:p text:style-name="P1"><text:span text:style-name="T1">RegisterFile UVC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4cm" svg:height="1.27cm" svg:x="21.066cm" svg:y="16.748cm">
          <text:p text:style-name="P1"><text:span text:style-name="T1">BFM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4cm" svg:height="1.27cm" svg:x="24.368cm" svg:y="16.748cm">
          <text:p text:style-name="P1"><text:span text:style-name="T1">Seq. 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24.368cm" svg:y1="17.383cm" svg:x2="23.606cm" svg:y2="17.383cm">
          <text:p/>
        </draw:line>
        <draw:line draw:style-name="gr13" draw:text-style-name="P3" draw:layer="layout" svg:x1="19.288cm" svg:y1="17.383cm" svg:x2="21.066cm" svg:y2="17.383cm">
          <text:p/>
        </draw:line>
        <draw:custom-shape draw:style-name="gr5" draw:text-style-name="P2" draw:layer="layout" svg:width="2.54cm" svg:height="1.27cm" svg:x="21.066cm" svg:y="14.716cm"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polyline draw:style-name="gr14" draw:text-style-name="P3" draw:layer="layout" svg:width="2.031cm" svg:height="0.888cm" draw:transform="rotate (1.5707963267949) translate (20.177cm 17.383cm)" svg:viewBox="0 0 2032 889" draw:points="0,0 2032,0 2032,889">
          <text:p/>
        </draw:polyline>
        <draw:custom-shape draw:style-name="gr15" draw:text-style-name="P2" draw:layer="layout" svg:width="6.858cm" svg:height="4.572cm" svg:x="2.27cm" svg:y="13.954cm">
          <text:p text:style-name="P1"><text:span text:style-name="T1">ProgramFlow UV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" draw:layer="layout" svg:width="2.54cm" svg:height="1.27cm" svg:x="6.08cm" svg:y="16.748cm">
          <text:p text:style-name="P1"><text:span text:style-name="T1">BF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" draw:layer="layout" svg:width="2.54cm" svg:height="1.27cm" svg:x="2.778cm" svg:y="16.748cm">
          <text:p text:style-name="P1"><text:span text:style-name="T1">Seq. Driver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7" draw:text-style-name="P3" draw:layer="layout" svg:x1="5.318cm" svg:y1="17.383cm" svg:x2="6.08cm" svg:y2="17.383cm">
          <text:p/>
        </draw:line>
        <draw:line draw:style-name="gr16" draw:text-style-name="P3" draw:layer="layout" svg:x1="11.16cm" svg:y1="17.383cm" svg:x2="8.62cm" svg:y2="17.383cm">
          <text:p/>
        </draw:line>
        <draw:custom-shape draw:style-name="gr5" draw:text-style-name="P2" draw:layer="layout" svg:width="2.54cm" svg:height="1.27cm" svg:x="6.08cm" svg:y="14.716cm">
          <text:p text:style-name="P1"><text:span text:style-name="T1">Monitor</text:span></text:p>
          <draw:enhanced-geometry svg:viewBox="0 0 21600 21600" draw:mirror-horizontal="true" draw:type="rectangle" draw:enhanced-path="M 0 0 L 21600 0 21600 21600 0 21600 0 0 Z N"/>
        </draw:custom-shape>
        <draw:polyline draw:style-name="gr14" draw:text-style-name="P3" draw:layer="layout" svg:width="2.031cm" svg:height="1.015cm" draw:transform="rotate (-1.5707963267949) translate (9.636cm 15.351cm)" svg:viewBox="0 0 2032 1016" draw:points="2032,0 0,0 0,1016">
          <text:p/>
        </draw:polyline>
        <draw:custom-shape draw:style-name="gr17" draw:text-style-name="P2" draw:layer="layout" svg:width="4.318cm" svg:height="2.54cm" svg:x="13.065cm" svg:y="7.096cm">
          <text:p text:style-name="P1"><text:span text:style-name="T1">SP UVC</text:span></text:p>
          <draw:enhanced-geometry svg:viewBox="0 0 21600 21600" draw:mirror-horizontal="true" draw:type="rectangle" draw:enhanced-path="M 0 0 L 21600 0 21600 21600 0 21600 0 0 Z N"/>
        </draw:custom-shape>
        <draw:polyline draw:style-name="gr18" draw:text-style-name="P3" draw:layer="layout" svg:width="4.384cm" svg:height="0.749cm" draw:transform="rotate (1.74550378491953) translate (16.2367176076875cm 13.4689957471342cm)" svg:viewBox="0 0 4385 750" draw:points="0,132 3502,750 3634,0 4385,132">
          <text:p/>
        </draw:polyline>
        <draw:custom-shape draw:style-name="gr17" draw:text-style-name="P2" draw:layer="layout" svg:width="4.318cm" svg:height="2.54cm" svg:x="18.145cm" svg:y="7.096cm">
          <text:p text:style-name="P1"><text:span text:style-name="T1">CCR UVC</text:span></text:p>
          <draw:enhanced-geometry svg:viewBox="0 0 21600 21600" draw:mirror-horizontal="true" draw:type="rectangle" draw:enhanced-path="M 0 0 L 21600 0 21600 21600 0 21600 0 0 Z N"/>
        </draw:custom-shape>
        <draw:polyline draw:style-name="gr18" draw:text-style-name="P3" draw:layer="layout" svg:width="2.415cm" svg:height="0.782cm" draw:transform="rotate (0.330216294477327) translate (18.3991820342892cm 9.91150195242514cm)" svg:viewBox="0 0 2416 783" draw:points="0,783 247,62 2169,721 2416,0">
          <text:p/>
        </draw:polyline>
        <draw:custom-shape draw:style-name="gr17" draw:text-style-name="P2" draw:layer="layout" svg:width="4.318cm" svg:height="2.54cm" svg:x="7.994cm" svg:y="7.096cm">
          <text:p text:style-name="P1"><text:span text:style-name="T1">PC UVC</text:span></text:p>
          <draw:enhanced-geometry svg:viewBox="0 0 21600 21600" draw:mirror-horizontal="true" draw:type="rectangle" draw:enhanced-path="M 0 0 L 21600 0 21600 21600 0 21600 0 0 Z N"/>
        </draw:custom-shape>
        <draw:polyline draw:style-name="gr18" draw:text-style-name="P3" draw:layer="layout" svg:width="3.047cm" svg:height="1.269cm" draw:transform="rotate (1.5707963267949) translate (10.525cm 12.176cm)" svg:viewBox="0 0 3048 1270" draw:points="0,1270 2286,1270 2286,0 3048,0">
          <text:p/>
        </draw:polyline>
        <draw:custom-shape draw:style-name="gr5" draw:text-style-name="P2" draw:layer="layout" svg:width="2.54cm" svg:height="1.27cm" svg:x="9.264cm" svg:y="7.858cm">
          <text:p text:style-name="P1"><text:span text:style-name="T1">Moni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" draw:layer="layout" svg:width="2.54cm" svg:height="1.27cm" svg:x="19.415cm" svg:y="7.858cm">
          <text:p text:style-name="P1"><text:span text:style-name="T1">Moni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" draw:layer="layout" svg:width="2.54cm" svg:height="1.27cm" svg:x="14.335cm" svg:y="7.858cm">
          <text:p text:style-name="P1"><text:span text:style-name="T1">Moni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2" draw:layer="layout" svg:width="8.636cm" svg:height="3.81cm" svg:x="10.906cm" svg:y="2.524cm">
          <text:p text:style-name="P1"><text:span text:style-name="T1">MCE Module UV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2" draw:layer="layout" svg:width="6.858cm" svg:height="2.54cm" svg:x="12.176cm" svg:y="3.286cm">
          <text:p text:style-name="P1"><text:span text:style-name="T1">Moni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" draw:layer="layout" svg:width="2.54cm" svg:height="1.27cm" svg:x="12.684cm" svg:y="4.048cm">
          <text:p text:style-name="P1"><text:span text:style-name="T1">Ref. Model</text:span></text:p>
          <draw:enhanced-geometry svg:viewBox="0 0 21600 21600" draw:mirror-horizontal="true" draw:type="rectangle" draw:enhanced-path="M 0 0 L 21600 0 21600 21600 0 21600 0 0 Z N"/>
        </draw:custom-shape>
        <draw:polyline draw:style-name="gr21" draw:text-style-name="P3" draw:layer="layout" svg:width="6.603cm" svg:height="2.344cm" draw:transform="rotate (-2.74679917678868) translate (17.0718896818218cm 6.4001280519344cm)" svg:viewBox="0 0 6604 2345" draw:points="0,1172 488,0 6116,2345 6604,1172">
          <text:p/>
        </draw:polyline>
        <draw:polyline draw:style-name="gr21" draw:text-style-name="P3" draw:layer="layout" svg:width="3.028cm" svg:height="1.383cm" draw:transform="rotate (-2.14710404580342) translate (17.9523378433427cm 5.77055273804924cm)" svg:viewBox="0 0 3029 1384" draw:points="0,830 1278,0 2178,1384 3029,831">
          <text:p/>
        </draw:polyline>
        <draw:polyline draw:style-name="gr21" draw:text-style-name="P3" draw:layer="layout" svg:width="3.775cm" svg:height="1.878cm" draw:transform="rotate (-0.737750674818003) translate (18.4597435024041cm 4.69230121424684cm)" svg:viewBox="0 0 3776 1879" draw:points="0,846 940,1879 3007,0 3776,846">
          <text:p/>
        </draw:polyline>
        <draw:polyline draw:style-name="gr21" draw:text-style-name="P3" draw:layer="layout" svg:width="11.002cm" svg:height="5.185cm" draw:transform="skewX (-3.2644300887726E-017) rotate (-1.80728844044013) translate (12.684cm 4.683cm)" svg:viewBox="0 0 11003 5186" draw:points="0,0 1250,5186 11003,2835">
          <text:p/>
        </draw:polyline>
        <draw:polyline draw:style-name="gr21" draw:text-style-name="P3" draw:layer="layout" svg:width="10.731cm" svg:height="4.273cm" draw:transform="rotate (-1.20794237530528) translate (22.5219961202931cm 3.1658614866854cm)" svg:viewBox="0 0 10732 4274" draw:points="0,4274 1623,0 8272,2524 8001,3237 10732,4274">
          <text:p/>
        </draw:polyline>
        <draw:custom-shape draw:style-name="gr5" draw:text-style-name="P2" draw:layer="layout" svg:width="2.54cm" svg:height="1.27cm" svg:x="15.986cm" svg:y="4.048cm">
          <text:p text:style-name="P1"><text:span text:style-name="T1">Scoreboard</text:span></text:p>
          <draw:enhanced-geometry svg:viewBox="0 0 21600 21600" draw:mirror-horizontal="true" draw:type="rectangle" draw:enhanced-path="M 0 0 L 21600 0 21600 21600 0 21600 0 0 Z N"/>
        </draw:custom-shape>
        <draw:line draw:style-name="gr7" draw:text-style-name="P3" draw:layer="layout" svg:x1="15.224cm" svg:y1="4.175cm" svg:x2="15.986cm" svg:y2="4.175cm">
          <text:p/>
        </draw:line>
        <draw:line draw:style-name="gr7" draw:text-style-name="P3" draw:layer="layout" svg:x1="15.224cm" svg:y1="5.191cm" svg:x2="15.986cm" svg:y2="5.191cm">
          <text:p/>
        </draw:line>
        <draw:line draw:style-name="gr7" draw:text-style-name="P3" draw:layer="layout" svg:x1="15.224cm" svg:y1="4.514cm" svg:x2="15.986cm" svg:y2="4.514cm">
          <text:p/>
        </draw:line>
        <draw:line draw:style-name="gr7" draw:text-style-name="P3" draw:layer="layout" svg:x1="15.224cm" svg:y1="4.852cm" svg:x2="15.986cm" svg:y2="4.8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2T08:48:20.454441690</meta:creation-date>
    <dc:date>2017-01-09T08:51:55.502285310</dc:date>
    <meta:editing-duration>PT39M27S</meta:editing-duration>
    <meta:editing-cycles>5</meta:editing-cycles>
    <meta:generator>LibreOffice/5.0.6.2$Linux_X86_64 LibreOffice_project/00$Build-2</meta:generator>
    <meta:print-date>2016-12-22T13:52:12.829782269</meta:print-date>
    <meta:document-statistic meta:object-count="53"/>
  </office:meta>
</office:document-meta>
</file>